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Qué es la configuración de red persistente en un sistema Linux?</text:p>
      <text:p text:style-name="P4"><text:span text:style-name="Strong_20_Emphasis"><text:span text:style-name="T1">Respuesta 1:</text:span></text:span> La configuración de red persistente se refiere a la configuración de red que se mantiene después de reiniciar el sistema.</text:p>
      <text:p text:style-name="Horizontal_20_Line"/>
      <text:p text:style-name="P4"><text:span text:style-name="Strong_20_Emphasis"><text:span text:style-name="T1">Pregunta 2:</text:span></text:span> ¿Cuál es el archivo de configuración principal para la red en sistemas basados en Debian (como Ubuntu)?</text:p>
      <text:p text:style-name="P4"><text:span text:style-name="Strong_20_Emphasis"><text:span text:style-name="T1">Respuesta 2:</text:span></text:span> El archivo de configuración principal para la red en sistemas basados en Debian es <text:span text:style-name="Source_20_Text"><text:span text:style-name="T1">/etc/network/interfaces</text:span></text:span>.</text:p>
      <text:p text:style-name="Horizontal_20_Line"/>
      <text:p text:style-name="P4"><text:span text:style-name="Strong_20_Emphasis"><text:span text:style-name="T1">Pregunta 3:</text:span></text:span> En sistemas basados en Red Hat (como CentOS), ¿cuál es la herramienta comúnmente utilizada para configurar la red de forma persistente?</text:p>
      <text:p text:style-name="P4"><text:span text:style-name="Strong_20_Emphasis"><text:span text:style-name="T1">Respuesta 3:</text:span></text:span> En sistemas basados en Red Hat, la herramienta comúnmente utilizada es <text:span text:style-name="Source_20_Text"><text:span text:style-name="T1">nmcli</text:span></text:span> (NetworkManager Command-Line Interface).</text:p>
      <text:p text:style-name="Horizontal_20_Line"/>
      <text:p text:style-name="P4"><text:span text:style-name="Strong_20_Emphasis"><text:span text:style-name="T1">Pregunta 4:</text:span></text:span> ¿Cuál es el comando para reiniciar la configuración de red en sistemas basados en Debian?</text:p>
      <text:p text:style-name="P4"><text:span text:style-name="Strong_20_Emphasis"><text:span text:style-name="T1">Respuesta 4:</text:span></text:span> El comando para reiniciar la configuración de red en sistemas basados en Debian es <text:span text:style-name="Source_20_Text"><text:span text:style-name="T1">sudo /etc/init.d/networking restart</text:span></text:span>.</text:p>
      <text:p text:style-name="Horizontal_20_Line"/>
      <text:p text:style-name="P4"><text:span text:style-name="Strong_20_Emphasis"><text:span text:style-name="T1">Pregunta 5:</text:span></text:span> ¿Cuál es el comando para aplicar cambios en la configuración de red en sistemas basados en Red Hat usando <text:span text:style-name="Source_20_Text"><text:span text:style-name="T1">nmcli</text:span></text:span>?</text:p>
      <text:p text:style-name="P4"><text:span text:style-name="Strong_20_Emphasis"><text:span text:style-name="T1">Respuesta 5:</text:span></text:span> El comando para aplicar cambios en la configuración de red en sistemas basados en Red Hat usando <text:span text:style-name="Source_20_Text"><text:span text:style-name="T1">nmcli</text:span></text:span> es <text:span text:style-name="Source_20_Text"><text:span text:style-name="T1">nmcli con up NOMBRE-DE-CONEXION</text:span></text:span>.</text:p>
      <text:p text:style-name="Horizontal_20_Line"/>
      <text:p text:style-name="P4"><text:span text:style-name="Strong_20_Emphasis"><text:span text:style-name="T1">Pregunta 6:</text:span></text:span> ¿Qué archivo de configuración se utiliza para definir la configuración de red estática en sistemas Debian?</text:p>
      <text:p text:style-name="P4"><text:span text:style-name="Strong_20_Emphasis"><text:span text:style-name="T1">Respuesta 6:</text:span></text:span> El archivo de configuración utilizado para definir la configuración de red estática en sistemas Debian es <text:span text:style-name="Source_20_Text"><text:span text:style-name="T1">/etc/network/interfaces</text:span></text:span>.</text:p>
      <text:p text:style-name="Horizontal_20_Line"/>
      <text:p text:style-name="P4"><text:soft-page-break/><text:span text:style-name="Strong_20_Emphasis"><text:span text:style-name="T1">Pregunta 7:</text:span></text:span> En un archivo de configuración de red en sistemas Debian, ¿qué sección se utiliza para configurar una interfaz de red?</text:p>
      <text:p text:style-name="P4"><text:span text:style-name="Strong_20_Emphasis"><text:span text:style-name="T1">Respuesta 7:</text:span></text:span> En un archivo de configuración de red en sistemas Debian, la sección <text:span text:style-name="Source_20_Text"><text:span text:style-name="T1">iface</text:span></text:span> se utiliza para configurar una interfaz de red.</text:p>
      <text:p text:style-name="Horizontal_20_Line"/>
      <text:p text:style-name="P4"><text:span text:style-name="Strong_20_Emphasis"><text:span text:style-name="T1">Pregunta 8:</text:span></text:span> ¿Cuál es la utilidad <text:span text:style-name="Source_20_Text"><text:span text:style-name="T1">ifconfig</text:span></text:span> en Linux?</text:p>
      <text:p text:style-name="P4"><text:span text:style-name="Strong_20_Emphasis"><text:span text:style-name="T1">Respuesta 8:</text:span></text:span> La utilidad <text:span text:style-name="Source_20_Text"><text:span text:style-name="T1">ifconfig</text:span></text:span> se utiliza para ver y configurar interfaces de red en sistemas Linux.</text:p>
      <text:p text:style-name="Horizontal_20_Line"/>
      <text:p text:style-name="P4"><text:span text:style-name="Strong_20_Emphasis"><text:span text:style-name="T1">Pregunta 9:</text:span></text:span> ¿Cuál es la utilidad <text:span text:style-name="Source_20_Text"><text:span text:style-name="T1">ip</text:span></text:span> en Linux y cómo se utiliza para configurar interfaces de red?</text:p>
      <text:p text:style-name="P4"><text:span text:style-name="Strong_20_Emphasis"><text:span text:style-name="T1">Respuesta 9:</text:span></text:span> La utilidad <text:span text:style-name="Source_20_Text"><text:span text:style-name="T1">ip</text:span></text:span> se utiliza para configurar y gestionar interfaces de red en sistemas Linux. Se puede utilizar, por ejemplo, <text:span text:style-name="Source_20_Text"><text:span text:style-name="T1">ip addr</text:span></text:span> para ver y configurar direcciones IP en una interfaz.</text:p>
      <text:p text:style-name="Horizontal_20_Line"/>
      <text:p text:style-name="P4"><text:span text:style-name="Strong_20_Emphasis"><text:span text:style-name="T1">Pregunta 10:</text:span></text:span> En la configuración de red persistente en sistemas Debian, ¿cómo se especifica una dirección IP estática en un archivo de configuración?</text:p>
      <text:p text:style-name="P4"><text:span text:style-name="Strong_20_Emphasis"><text:span text:style-name="T1">Respuesta 10:</text:span></text:span> Para especificar una dirección IP estática en un archivo de configuración en sistemas Debian, se utiliza la línea <text:span text:style-name="Source_20_Text"><text:span text:style-name="T1">address DIRECCION-IP</text:span></text:span>.</text:p>
      <text:p text:style-name="Horizontal_20_Line"/>
      <text:p text:style-name="P4"><text:span text:style-name="Strong_20_Emphasis"><text:span text:style-name="T1">Pregunta 11:</text:span></text:span> ¿Qué es NetworkManager en sistemas Linux?</text:p>
      <text:p text:style-name="P4"><text:span text:style-name="Strong_20_Emphasis"><text:span text:style-name="T1">Respuesta 11:</text:span></text:span> NetworkManager es una herramienta utilizada en sistemas Linux para gestionar conexiones de red de forma dinámica, incluyendo conexiones inalámbricas y cableadas.</text:p>
      <text:p text:style-name="Horizontal_20_Line"/>
      <text:p text:style-name="P4"><text:span text:style-name="Strong_20_Emphasis"><text:span text:style-name="T1">Pregunta 12:</text:span></text:span> ¿Cuál es el comando para mostrar la configuración de red en sistemas Linux utilizando <text:span text:style-name="Source_20_Text"><text:span text:style-name="T1">nmcli</text:span></text:span>?</text:p>
      <text:p text:style-name="P4"><text:span text:style-name="Strong_20_Emphasis"><text:span text:style-name="T1">Respuesta 12:</text:span></text:span> El comando para mostrar la configuración de red en sistemas Linux utilizando <text:span text:style-name="Source_20_Text"><text:span text:style-name="T1">nmcli</text:span></text:span> es <text:span text:style-name="Source_20_Text"><text:span text:style-name="T1">nmcli con show NOMBRE-DE-CONEXION</text:span></text:span>.</text:p>
      <text:p text:style-name="Horizontal_20_Line"/>
      <text:p text:style-name="P4"><text:soft-page-break/><text:span text:style-name="Strong_20_Emphasis"><text:span text:style-name="T1">Pregunta 13:</text:span></text:span> En la configuración de red persistente en sistemas Red Hat, ¿cómo se especifica una dirección IP estática utilizando <text:span text:style-name="Source_20_Text"><text:span text:style-name="T1">nmcli</text:span></text:span>?</text:p>
      <text:p text:style-name="P4"><text:span text:style-name="Strong_20_Emphasis"><text:span text:style-name="T1">Respuesta 13:</text:span></text:span> Para especificar una dirección IP estática utilizando <text:span text:style-name="Source_20_Text"><text:span text:style-name="T1">nmcli</text:span></text:span> en sistemas Red Hat, se utiliza el comando <text:span text:style-name="Source_20_Text"><text:span text:style-name="T1">nmcli con mod NOMBRE-DE-CONEXION ipv4.address DIRECCION-IP</text:span></text:span>.</text:p>
      <text:p text:style-name="Horizontal_20_Line"/>
      <text:p text:style-name="P4"><text:span text:style-name="Strong_20_Emphasis"><text:span text:style-name="T1">Pregunta 14:</text:span></text:span> ¿Qué es el archivo <text:span text:style-name="Source_20_Text"><text:span text:style-name="T1">/etc/hosts</text:span></text:span> en sistemas Linux?</text:p>
      <text:p text:style-name="P4"><text:span text:style-name="Strong_20_Emphasis"><text:span text:style-name="T1">Respuesta 14:</text:span></text:span> El archivo <text:span text:style-name="Source_20_Text"><text:span text:style-name="T1">/etc/hosts</text:span></text:span> se utiliza para mapear nombres de host a direcciones IP locales en sistemas Linux.</text:p>
      <text:p text:style-name="Horizontal_20_Line"/>
      <text:p text:style-name="P4"><text:span text:style-name="Strong_20_Emphasis"><text:span text:style-name="T1">Pregunta 15:</text:span></text:span> ¿Cuál es el propósito de la utilidad <text:span text:style-name="Source_20_Text"><text:span text:style-name="T1">netstat</text:span></text:span> en Linux?</text:p>
      <text:p text:style-name="P4"><text:span text:style-name="Strong_20_Emphasis"><text:span text:style-name="T1">Respuesta 15:</text:span></text:span> La utilidad <text:span text:style-name="Source_20_Text"><text:span text:style-name="T1">netstat</text:span></text:span> se utiliza para mostrar información sobre conexiones de red, tablas de enrutamiento y estadísticas en sistemas Linux.</text:p>
      <text:p text:style-name="Horizontal_20_Line"/>
      <text:p text:style-name="P4"><text:span text:style-name="Strong_20_Emphasis"><text:span text:style-name="T1">Pregunta 16:</text:span></text:span> En la configuración de red persistente en sistemas Debian, ¿cómo se especifica la puerta de enlace (gateway) en un archivo de configuración?</text:p>
      <text:p text:style-name="P4"><text:span text:style-name="Strong_20_Emphasis"><text:span text:style-name="T1">Respuesta 16:</text:span></text:span> Para especificar la puerta de enlace en un archivo de configuración en sistemas Debian, se utiliza la línea <text:span text:style-name="Source_20_Text"><text:span text:style-name="T1">gateway DIRECCION-IP</text:span></text:span>.</text:p>
      <text:p text:style-name="Horizontal_20_Line"/>
      <text:p text:style-name="P4"><text:span text:style-name="Strong_20_Emphasis"><text:span text:style-name="T1">Pregunta 17:</text:span></text:span> ¿Cuál es el propósito de la utilidad <text:span text:style-name="Source_20_Text"><text:span text:style-name="T1">ping</text:span></text:span> en sistemas Linux?</text:p>
      <text:p text:style-name="P4"><text:span text:style-name="Strong_20_Emphasis"><text:span text:style-name="T1">Respuesta 17:</text:span></text:span> La utilidad <text:span text:style-name="Source_20_Text"><text:span text:style-name="T1">ping</text:span></text:span> se utiliza para enviar paquetes ICMP a un host o dirección IP para verificar la conectividad de red.</text:p>
      <text:p text:style-name="Horizontal_20_Line"/>
      <text:p text:style-name="P4"><text:span text:style-name="Strong_20_Emphasis"><text:span text:style-name="T1">Pregunta 18:</text:span></text:span> En sistemas Red Hat, ¿cuál es el directorio donde se almacenan los archivos de configuración de red?</text:p>
      <text:p text:style-name="P4"><text:span text:style-name="Strong_20_Emphasis"><text:span text:style-name="T1">Respuesta 18:</text:span></text:span> En sistemas Red Hat, los archivos de configuración de red se almacenan en el directorio <text:span text:style-name="Source_20_Text"><text:span text:style-name="T1">/etc/sysconfig/network-scripts/</text:span></text:span>.</text:p>
      <text:p text:style-name="Horizontal_20_Line"/>
      <text:p text:style-name="P4"><text:span text:style-name="Strong_20_Emphasis"><text:span text:style-name="T1">Pregunta 19:</text:span></text:span> ¿Qué es un servidor DNS y cuál es su función en una red?</text:p>
      <text:p text:style-name="P4"><text:soft-page-break/><text:span text:style-name="Strong_20_Emphasis"><text:span text:style-name="T1">Respuesta 19:</text:span></text:span> Un servidor DNS (Sistema de Nombres de Dominio) se utiliza para traducir nombres de dominio en direcciones IP en una red, permitiendo la resolución de nombres.</text:p>
      <text:p text:style-name="Horizontal_20_Line"/>
      <text:p text:style-name="P4"><text:span text:style-name="Strong_20_Emphasis"><text:span text:style-name="T1">Pregunta 20:</text:span></text:span> ¿Cuál es la utilidad <text:span text:style-name="Source_20_Text"><text:span text:style-name="T1">ifup</text:span></text:span> en sistemas Debian y cómo se utiliza?</text:p>
      <text:p text:style-name="P4"><text:span text:style-name="Strong_20_Emphasis"><text:span text:style-name="T1">Respuesta 20:</text:span></text:span> La utilidad <text:span text:style-name="Source_20_Text"><text:span text:style-name="T1">ifup</text:span></text:span> se utiliza para activar una interfaz de red en sistemas Debian. Se puede utilizar, por ejemplo, <text:span text:style-name="Source_20_Text"><text:span text:style-name="T1">sudo ifup NOMBRE-DE-INTERFAZ</text:span></text:span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Fundamentos de redes</text:p>
        <text:p text:style-name="MP2">Configuración de red persistente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3:06:27.789704413</dc:date>
    <meta:editing-duration>PT3H1M20S</meta:editing-duration>
    <meta:editing-cycles>62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82" meta:character-count="4953" meta:non-whitespace-character-count="4214"/>
  </office:meta>
</office:document-meta>
</file>